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4bd1" officeooo:paragraph-rsid="00154bd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ation Templ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23:48:47.329579730</meta:creation-date>
    <dc:date>2015-05-28T23:49:33.044091650</dc:date>
    <meta:editing-duration>PT45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4.4.2.2$Linux_X86_64 LibreOffice_project/40m0$Build-2</meta:generator>
  </office:meta>
</office:document-meta>
</file>